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10/04/2026 15:09:21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637">
            <text:p>302637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87.7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03/2026</text:p>
          </table:table-cell>
          <table:table-cell table:style-name="ce0" office:value-type="string" calcext:value-type="string">
            <text:p>05/03/2026</text:p>
          </table:table-cell>
          <table:table-cell table:style-name="ce0" office:value-type="string" calcext:value-type="string">
            <text:p>09/03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30.32">
            <text:p>2430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14.42">
            <text:p>221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30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">
            <text:p>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5/03/2026</text:p>
          </table:table-cell>
          <table:table-cell table:style-name="ce12N2" office:value-type="float" office:value="215.9">
            <text:p>215,90</text:p>
          </table:table-cell>
          <table:table-cell table:style-name="ce12N2" office:value-type="float" office:value="2214.42">
            <text:p>2214,42</text:p>
          </table:table-cell>
          <table:table-cell table:style-name="ce12N2" office:value-type="float" office:value="88.57">
            <text:p>8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106911580003705500100028774013772435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022">
            <text:p>30302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35.4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2/03/2026</text:p>
          </table:table-cell>
          <table:table-cell table:style-name="ce0" office:value-type="string" calcext:value-type="string">
            <text:p>13/03/2026</text:p>
          </table:table-cell>
          <table:table-cell table:style-name="ce0" office:value-type="string" calcext:value-type="string">
            <text:p>0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44">
            <text:p>0,000</text:p>
          </table:table-cell>
          <table:table-cell table:style-name="ce12N2" office:value-type="float" office:value="0.19">
            <text:p>0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5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58.49">
            <text:p>5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3548516068567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029">
            <text:p>30302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35.4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2/03/2026</text:p>
          </table:table-cell>
          <table:table-cell table:style-name="ce0" office:value-type="string" calcext:value-type="string">
            <text:p>13/03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16.88">
            <text:p>3316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14.44">
            <text:p>3114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495">
            <text:p>0,01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316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3/2026</text:p>
          </table:table-cell>
          <table:table-cell table:style-name="ce12N2" office:value-type="float" office:value="202.44">
            <text:p>202,44</text:p>
          </table:table-cell>
          <table:table-cell table:style-name="ce12N2" office:value-type="float" office:value="3114.44">
            <text:p>3114,44</text:p>
          </table:table-cell>
          <table:table-cell table:style-name="ce12N2" office:value-type="float" office:value="218.01">
            <text:p>218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3547816593106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204">
            <text:p>303204</text:p>
          </table:table-cell>
          <table:table-cell table:style-name="ce0" table:number-columns-spanned="4" table:number-rows-spanned="1" office:value-type="string" calcext:value-type="string">
            <text:p>22.015 - FOCO METALLO FABRICACAO E MONTAGEM DE LUMINARIAS E COMERCIO</text:p>
          </table:table-cell>
          <table:covered-table-cell table:number-columns-repeated="3"/>
          <table:table-cell table:style-name="ce0" office:value-type="string" calcext:value-type="string">
            <text:p>22.6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3/2026</text:p>
          </table:table-cell>
          <table:table-cell table:style-name="ce0" office:value-type="string" calcext:value-type="string">
            <text:p>17/03/2026</text:p>
          </table:table-cell>
          <table:table-cell table:style-name="ce0" office:value-type="string" calcext:value-type="string">
            <text:p>1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98.04">
            <text:p>2398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185">
            <text:p>218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646">
            <text:p>0,2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98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3/2026</text:p>
          </table:table-cell>
          <table:table-cell table:style-name="ce12N2" office:value-type="float" office:value="213.04">
            <text:p>213,04</text:p>
          </table:table-cell>
          <table:table-cell table:style-name="ce12N2" office:value-type="float" office:value="2185">
            <text:p>2185,00</text:p>
          </table:table-cell>
          <table:table-cell table:style-name="ce12N2" office:value-type="float" office:value="152.95">
            <text:p>152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226708370001805500100002264811754555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318">
            <text:p>303318</text:p>
          </table:table-cell>
          <table:table-cell table:style-name="ce0" table:number-columns-spanned="4" table:number-rows-spanned="1" office:value-type="string" calcext:value-type="string">
            <text:p>5.932 - ECTX S/A - EUCATEX</text:p>
          </table:table-cell>
          <table:covered-table-cell table:number-columns-repeated="3"/>
          <table:table-cell table:style-name="ce0" office:value-type="string" calcext:value-type="string">
            <text:p>58.177</text:p>
          </table:table-cell>
          <table:table-cell table:style-name="ce9" office:value-type="string" calcext:value-type="string">
            <text:p>40</text:p>
          </table:table-cell>
          <table:table-cell table:style-name="ce0" office:value-type="string" calcext:value-type="string">
            <text:p>18/03/2026</text:p>
          </table:table-cell>
          <table:table-cell table:style-name="ce0" office:value-type="string" calcext:value-type="string">
            <text:p>19/03/2026</text:p>
          </table:table-cell>
          <table:table-cell table:style-name="ce0" office:value-type="string" calcext:value-type="string">
            <text:p>1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8951">
            <text:p>4,895</text:p>
          </table:table-cell>
          <table:table-cell table:style-name="ce12N2" office:value-type="float" office:value="3571.2">
            <text:p>357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382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9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2196.8">
            <text:p>2196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1467527000045055040000058177146559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868">
            <text:p>303868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48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49.43">
            <text:p>2049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022.71">
            <text:p>2022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95114">
            <text:p>0,195</text:p>
          </table:table-cell>
          <table:table-cell table:style-name="ce12N2" office:value-type="float" office:value="12.34">
            <text:p>12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49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6/03/2026</text:p>
          </table:table-cell>
          <table:table-cell table:style-name="ce12N2" office:value-type="float" office:value="26.72">
            <text:p>26,72</text:p>
          </table:table-cell>
          <table:table-cell table:style-name="ce12N2" office:value-type="float" office:value="2022.71">
            <text:p>2022,71</text:p>
          </table:table-cell>
          <table:table-cell table:style-name="ce12N2" office:value-type="float" office:value="141.58">
            <text:p>14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09641520000158550010007486031225256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888">
            <text:p>303888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59.3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3/2026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33.88">
            <text:p>2413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">
            <text:p>59,00</text:p>
          </table:table-cell>
          <table:table-cell table:style-name="ce12N2" office:value-type="float" office:value="23742.79">
            <text:p>23742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8142">
            <text:p>0,581</text:p>
          </table:table-cell>
          <table:table-cell table:style-name="ce12N2" office:value-type="float" office:value="113.07">
            <text:p>113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133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6/03/2026</text:p>
          </table:table-cell>
          <table:table-cell table:style-name="ce12N2" office:value-type="float" office:value="391.09">
            <text:p>391,09</text:p>
          </table:table-cell>
          <table:table-cell table:style-name="ce12N2" office:value-type="float" office:value="23742.79">
            <text:p>23742,79</text:p>
          </table:table-cell>
          <table:table-cell table:style-name="ce12N2" office:value-type="float" office:value="1416.6">
            <text:p>141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1604803000157550010008593781386563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124">
            <text:p>304124</text:p>
          </table:table-cell>
          <table:table-cell table:style-name="ce0" table:number-columns-spanned="4" table:number-rows-spanned="1" office:value-type="string" calcext:value-type="string">
            <text:p>986 - PADO S A INDUSTRIAL COMERCIAL E IMPORTADORA</text:p>
          </table:table-cell>
          <table:covered-table-cell table:number-columns-repeated="3"/>
          <table:table-cell table:style-name="ce0" office:value-type="string" calcext:value-type="string">
            <text:p>1.255.8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7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34">
            <text:p>0,141</text:p>
          </table:table-cell>
          <table:table-cell table:style-name="ce12N2" office:value-type="float" office:value="100.96">
            <text:p>100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70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585.97">
            <text:p>585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611441500006785500100125582019799332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06">
            <text:p>304306</text:p>
          </table:table-cell>
          <table:table-cell table:style-name="ce0" table:number-columns-spanned="4" table:number-rows-spanned="1" office:value-type="string" calcext:value-type="string">
            <text:p>36.576 - GRUPO METAL DESIGN LTDA</text:p>
          </table:table-cell>
          <table:covered-table-cell table:number-columns-repeated="3"/>
          <table:table-cell table:style-name="ce0" office:value-type="string" calcext:value-type="string">
            <text:p>5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99.23">
            <text:p>32599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31660.33">
            <text:p>31660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599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938.9">
            <text:p>938,90</text:p>
          </table:table-cell>
          <table:table-cell table:style-name="ce12N2" office:value-type="float" office:value="31660.33">
            <text:p>31660,33</text:p>
          </table:table-cell>
          <table:table-cell table:style-name="ce12N2" office:value-type="float" office:value="1266.38">
            <text:p>1266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68954480005605500100000055313271259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44">
            <text:p>304344</text:p>
          </table:table-cell>
          <table:table-cell table:style-name="ce0" table:number-columns-spanned="4" table:number-rows-spanned="1" office:value-type="string" calcext:value-type="string">
            <text:p>29.932 - VERDECO INDUSTRIA COMERCIO E IMPORTACAO DE ARTEFATOS PARA JA</text:p>
          </table:table-cell>
          <table:covered-table-cell table:number-columns-repeated="3"/>
          <table:table-cell table:style-name="ce0" office:value-type="string" calcext:value-type="string">
            <text:p>37.6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13.01">
            <text:p>1213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139">
            <text:p>113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93.18">
            <text:p>93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13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74.01">
            <text:p>74,01</text:p>
          </table:table-cell>
          <table:table-cell table:style-name="ce12N2" office:value-type="float" office:value="1139">
            <text:p>1139,00</text:p>
          </table:table-cell>
          <table:table-cell table:style-name="ce12N2" office:value-type="float" office:value="79.73">
            <text:p>79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080313810001885500100003768810024302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1">
            <text:p>30439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1.6">
            <text:p>68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651.08">
            <text:p>65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9581">
            <text:p>0,110</text:p>
          </table:table-cell>
          <table:table-cell table:style-name="ce12N2" office:value-type="float" office:value="2.46">
            <text:p>2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81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30.52">
            <text:p>30,52</text:p>
          </table:table-cell>
          <table:table-cell table:style-name="ce12N2" office:value-type="float" office:value="651.08">
            <text:p>651,0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611433684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2">
            <text:p>30439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.84">
            <text:p>68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656.94">
            <text:p>65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6516">
            <text:p>0,147</text:p>
          </table:table-cell>
          <table:table-cell table:style-name="ce12N2" office:value-type="float" office:value="2.23">
            <text:p>2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87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30.9">
            <text:p>30,90</text:p>
          </table:table-cell>
          <table:table-cell table:style-name="ce12N2" office:value-type="float" office:value="656.94">
            <text:p>656,94</text:p>
          </table:table-cell>
          <table:table-cell table:style-name="ce12N2" office:value-type="float" office:value="31.74">
            <text:p>31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518423373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53">
            <text:p>304453</text:p>
          </table:table-cell>
          <table:table-cell table:style-name="ce0" table:number-columns-spanned="4" table:number-rows-spanned="1" office:value-type="string" calcext:value-type="string">
            <text:p>24.768 - TOPMAX ACESSORIOS PARA CONSTRUCAO LTDA</text:p>
          </table:table-cell>
          <table:covered-table-cell table:number-columns-repeated="3"/>
          <table:table-cell table:style-name="ce0" office:value-type="string" calcext:value-type="string">
            <text:p>12.3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0995">
            <text:p>0,410</text:p>
          </table:table-cell>
          <table:table-cell table:style-name="ce12N2" office:value-type="float" office:value="132.6">
            <text:p>132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3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1097.14">
            <text:p>109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451237100001475500100001234816469546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25">
            <text:p>3045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3.50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5.02">
            <text:p>2415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9">
            <text:p>233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">
            <text:p>0,004</text:p>
          </table:table-cell>
          <table:table-cell table:style-name="ce12N2" office:value-type="float" office:value="0.1">
            <text:p>0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5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6.02">
            <text:p>76,02</text:p>
          </table:table-cell>
          <table:table-cell table:style-name="ce12N2" office:value-type="float" office:value="2339">
            <text:p>2339,00</text:p>
          </table:table-cell>
          <table:table-cell table:style-name="ce12N2" office:value-type="float" office:value="163.73">
            <text:p>1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350318910671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6">
            <text:p>304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48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2604">
            <text:p>0,0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1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456.14">
            <text:p>45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48111173325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40">
            <text:p>304540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8.8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49.44">
            <text:p>3349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244">
            <text:p>32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349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05.44">
            <text:p>105,44</text:p>
          </table:table-cell>
          <table:table-cell table:style-name="ce12N2" office:value-type="float" office:value="3244">
            <text:p>3244,00</text:p>
          </table:table-cell>
          <table:table-cell table:style-name="ce12N2" office:value-type="float" office:value="227.08">
            <text:p>227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886915910943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41">
            <text:p>304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08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72">
            <text:p>0,000</text:p>
          </table:table-cell>
          <table:table-cell table:style-name="ce12N2" office:value-type="float" office:value="0.42">
            <text:p>0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4.42">
            <text:p>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08015095669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1">
            <text:p>3045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1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.58">
            <text:p>2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.66">
            <text:p>1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.92">
            <text:p>1,92</text:p>
          </table:table-cell>
          <table:table-cell table:style-name="ce12N2" office:value-type="float" office:value="19.66">
            <text:p>19,66</text:p>
          </table:table-cell>
          <table:table-cell table:style-name="ce12N2" office:value-type="float" office:value="1.38">
            <text:p>1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16410297998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6">
            <text:p>304596</text:p>
          </table:table-cell>
          <table:table-cell table:style-name="ce0" table:number-columns-spanned="4" table:number-rows-spanned="1" office:value-type="string" calcext:value-type="string">
            <text:p>29.932 - VERDECO INDUSTRIA COMERCIO E IMPORTACAO DE ARTEFATOS PARA JA</text:p>
          </table:table-cell>
          <table:covered-table-cell table:number-columns-repeated="3"/>
          <table:table-cell table:style-name="ce0" office:value-type="string" calcext:value-type="string">
            <text:p>37.7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.74">
            <text:p>38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60.32">
            <text:p>360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8.68">
            <text:p>28,6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3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23.42">
            <text:p>23,42</text:p>
          </table:table-cell>
          <table:table-cell table:style-name="ce12N2" office:value-type="float" office:value="360.32">
            <text:p>360,32</text:p>
          </table:table-cell>
          <table:table-cell table:style-name="ce12N2" office:value-type="float" office:value="25.23">
            <text:p>25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0313810001885500100003774010024350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9">
            <text:p>304599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5.8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69.12">
            <text:p>6769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23.01">
            <text:p>6223,0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3">
            <text:p>1,300</text:p>
          </table:table-cell>
          <table:table-cell table:style-name="ce12N2" office:value-type="float" office:value="34.8">
            <text:p>34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69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546.11">
            <text:p>546,11</text:p>
          </table:table-cell>
          <table:table-cell table:style-name="ce12N2" office:value-type="float" office:value="6223.01">
            <text:p>6223,01</text:p>
          </table:table-cell>
          <table:table-cell table:style-name="ce12N2" office:value-type="float" office:value="267.58">
            <text:p>267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586910003295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30">
            <text:p>30463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9.31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285">
            <text:p>0,008</text:p>
          </table:table-cell>
          <table:table-cell table:style-name="ce12N2" office:value-type="float" office:value="5.58">
            <text:p>5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5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171.9">
            <text:p>17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931617468986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47">
            <text:p>304647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7.7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1.39">
            <text:p>2081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96.48">
            <text:p>1896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1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84.91">
            <text:p>184,91</text:p>
          </table:table-cell>
          <table:table-cell table:style-name="ce12N2" office:value-type="float" office:value="1896.48">
            <text:p>1896,48</text:p>
          </table:table-cell>
          <table:table-cell table:style-name="ce12N2" office:value-type="float" office:value="132.75">
            <text:p>132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771610025771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76">
            <text:p>304676</text:p>
          </table:table-cell>
          <table:table-cell table:style-name="ce0" table:number-columns-spanned="4" table:number-rows-spanned="1" office:value-type="string" calcext:value-type="string">
            <text:p>29.444 - PRIME BRAS SEGURANCA LTDA</text:p>
          </table:table-cell>
          <table:covered-table-cell table:number-columns-repeated="3"/>
          <table:table-cell table:style-name="ce0" office:value-type="string" calcext:value-type="string">
            <text:p>1.075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227">
            <text:p>0,082</text:p>
          </table:table-cell>
          <table:table-cell table:style-name="ce12N2" office:value-type="float" office:value="44.35">
            <text:p>44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59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811.3">
            <text:p>811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22966690001695500300000107512497807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3">
            <text:p>30469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598.29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636">
            <text:p>0,002</text:p>
          </table:table-cell>
          <table:table-cell table:style-name="ce12N2" office:value-type="float" office:value="0.15">
            <text:p>0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5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15.05">
            <text:p>1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59829416461299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4">
            <text:p>304714</text:p>
          </table:table-cell>
          <table:table-cell table:style-name="ce0" table:number-columns-spanned="4" table:number-rows-spanned="1" office:value-type="string" calcext:value-type="string">
            <text:p>9.300 - INTELBRAS S/A IND TELEC ELETR BRASILEIRA</text:p>
          </table:table-cell>
          <table:covered-table-cell table:number-columns-repeated="3"/>
          <table:table-cell table:style-name="ce0" office:value-type="string" calcext:value-type="string">
            <text:p>139.415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19.77">
            <text:p>19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132604829010000015225501000013941518504212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5">
            <text:p>304715</text:p>
          </table:table-cell>
          <table:table-cell table:style-name="ce0" table:number-columns-spanned="4" table:number-rows-spanned="1" office:value-type="string" calcext:value-type="string">
            <text:p>9.300 - INTELBRAS S/A IND TELEC ELETR BRASILEIRA</text:p>
          </table:table-cell>
          <table:covered-table-cell table:number-columns-repeated="3"/>
          <table:table-cell table:style-name="ce0" office:value-type="string" calcext:value-type="string">
            <text:p>139.416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51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306.16">
            <text:p>30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132604829010000015225501000013941613239258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6">
            <text:p>304716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80.099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60.42">
            <text:p>116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9.6">
            <text:p>1089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6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70.82">
            <text:p>70,82</text:p>
          </table:table-cell>
          <table:table-cell table:style-name="ce12N2" office:value-type="float" office:value="1089.6">
            <text:p>1089,60</text:p>
          </table:table-cell>
          <table:table-cell table:style-name="ce12N2" office:value-type="float" office:value="43.58">
            <text:p>43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8009913580051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9">
            <text:p>3047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0.26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32">
            <text:p>0,000</text:p>
          </table:table-cell>
          <table:table-cell table:style-name="ce12N2" office:value-type="float" office:value="2.9">
            <text:p>2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73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320.11">
            <text:p>320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026915579915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33">
            <text:p>304733</text:p>
          </table:table-cell>
          <table:table-cell table:style-name="ce0" table:number-columns-spanned="4" table:number-rows-spanned="1" office:value-type="string" calcext:value-type="string">
            <text:p>6.891 - STUDIOLUCE ILUMINACAO IMPORTACAO E EXPORTACAO LTDA</text:p>
          </table:table-cell>
          <table:covered-table-cell table:number-columns-repeated="3"/>
          <table:table-cell table:style-name="ce0" office:value-type="string" calcext:value-type="string">
            <text:p>103.73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.23">
            <text:p>2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.08">
            <text:p>2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2.15">
            <text:p>2,15</text:p>
          </table:table-cell>
          <table:table-cell table:style-name="ce12N2" office:value-type="float" office:value="22.08">
            <text:p>22,08</text:p>
          </table:table-cell>
          <table:table-cell table:style-name="ce12N2" office:value-type="float" office:value="0.88">
            <text:p>0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5993420001235500200010373110502484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66">
            <text:p>30476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0.95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">
            <text:p>0,017</text:p>
          </table:table-cell>
          <table:table-cell table:style-name="ce12N2" office:value-type="float" office:value="2.91">
            <text:p>2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59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368.14">
            <text:p>36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095918268547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8">
            <text:p>304798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56.666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9">
            <text:p>837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79">
            <text:p>837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41.1">
            <text:p>341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7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79">
            <text:p>8379,00</text:p>
          </table:table-cell>
          <table:table-cell table:style-name="ce12N2" office:value-type="float" office:value="586.53">
            <text:p>586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5666617525181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7">
            <text:p>304807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78.387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83">
            <text:p>276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2.24">
            <text:p>25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8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8">
            <text:p>5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24.59">
            <text:p>24,59</text:p>
          </table:table-cell>
          <table:table-cell table:style-name="ce12N2" office:value-type="float" office:value="252.24">
            <text:p>252,24</text:p>
          </table:table-cell>
          <table:table-cell table:style-name="ce12N2" office:value-type="float" office:value="10.09">
            <text:p>1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783871691759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8">
            <text:p>304808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78.378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61.42">
            <text:p>2961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730.6">
            <text:p>273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61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8">
            <text:p>5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230.82">
            <text:p>230,82</text:p>
          </table:table-cell>
          <table:table-cell table:style-name="ce12N2" office:value-type="float" office:value="2730.6">
            <text:p>2730,60</text:p>
          </table:table-cell>
          <table:table-cell table:style-name="ce12N2" office:value-type="float" office:value="109.22">
            <text:p>10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7837812820566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4">
            <text:p>304824</text:p>
          </table:table-cell>
          <table:table-cell table:style-name="ce0" table:number-columns-spanned="4" table:number-rows-spanned="1" office:value-type="string" calcext:value-type="string">
            <text:p>32.977 - COMFORT DOOR IMPORTACAO E DISTRIBUICAO DE UTILIDADES</text:p>
          </table:table-cell>
          <table:covered-table-cell table:number-columns-repeated="3"/>
          <table:table-cell table:style-name="ce0" office:value-type="string" calcext:value-type="string">
            <text:p>18.825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25.68">
            <text:p>5725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">
            <text:p>18,00</text:p>
          </table:table-cell>
          <table:table-cell table:style-name="ce12N2" office:value-type="float" office:value="5507.6">
            <text:p>5507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74397">
            <text:p>3,744</text:p>
          </table:table-cell>
          <table:table-cell table:style-name="ce12N2" office:value-type="float" office:value="36.7">
            <text:p>36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725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18.08">
            <text:p>218,08</text:p>
          </table:table-cell>
          <table:table-cell table:style-name="ce12N2" office:value-type="float" office:value="5507.6">
            <text:p>5507,60</text:p>
          </table:table-cell>
          <table:table-cell table:style-name="ce12N2" office:value-type="float" office:value="288.16">
            <text:p>288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84554530001785500400001882518103968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7">
            <text:p>304827</text:p>
          </table:table-cell>
          <table:table-cell table:style-name="ce0" table:number-columns-spanned="4" table:number-rows-spanned="1" office:value-type="string" calcext:value-type="string">
            <text:p>9.951 - QUALITRONIX TECNOLOGIA LTDA</text:p>
          </table:table-cell>
          <table:covered-table-cell table:number-columns-repeated="3"/>
          <table:table-cell table:style-name="ce0" office:value-type="string" calcext:value-type="string">
            <text:p>128.72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90.99">
            <text:p>2990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848.92">
            <text:p>2848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9136">
            <text:p>0,149</text:p>
          </table:table-cell>
          <table:table-cell table:style-name="ce12N2" office:value-type="float" office:value="21.17">
            <text:p>2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90,9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42.07">
            <text:p>142,07</text:p>
          </table:table-cell>
          <table:table-cell table:style-name="ce12N2" office:value-type="float" office:value="2848.92">
            <text:p>2848,92</text:p>
          </table:table-cell>
          <table:table-cell table:style-name="ce12N2" office:value-type="float" office:value="199.42">
            <text:p>19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028034620001725500300012872816536256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8">
            <text:p>38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689.84">
            <text:p>689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4397.79">
            <text:p>4397,79</text:p>
          </table:table-cell>
          <table:table-cell table:style-name="ce26N2" office:value-type="float" office:value="201386.08">
            <text:p>201386,08</text:p>
          </table:table-cell>
          <table:table-cell table:style-name="ce26N2" office:value-type="float" office:value="12296.65">
            <text:p>12296,6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205783.87">
            <text:p>205783,8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2.171018">
            <text:p>12,171</text:p>
          </table:table-cell>
          <table:table-cell table:style-name="ce26N2" office:value-type="float" office:value="200696.24">
            <text:p>200696,24</text:p>
          </table:table-cell>
          <table:table-cell table:style-name="ce26N2" office:value-type="float" office:value="205783.87">
            <text:p>205783,8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4555.03">
            <text:p>4555,0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9.73">
            <text:p>39,7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06" meta:object-count="0"/>
    <meta:generator>LibreOffice/4.3.0.4$Windows_x86 LibreOffice_project/62ad5818884a2fc2e5780dd45466868d41009ec0</meta:generator>
  </office:meta>
</office:document-meta>
</file>